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parent-style-name="Standard" style:family="paragraph">
      <style:text-properties fo:color="#000000" fo:font-family="Sans Serif"/>
    </style:style>
  </office:automatic-styles>
  <office:body>
    <office:text>
      <text:tracked-changes text:track-changes="false"/>
      <text:p text:style-name="P1">Simone Rossi Classe 3B</text:p>
      <text:p text:style-name="P1"/>
      <text:p text:style-name="P1">Schema per La tesina dell'esame</text:p>
      <text:p text:style-name="P1"/>
      <text:p text:style-name="P1">Tema: Richard Wagner, la sua rivoluzione in campo musicale e i cambiamenti che essa ha portato in campo filosofico artistico e letterario.</text:p>
      <text:p text:style-name="P1"/>
      <text:p text:style-name="P1">Filosofia: Schopenhauer e NIetzsche</text:p>
      <text:p text:style-name="P1"/>
      <text:p text:style-name="P1">Letteratura: Decadentismo/Estetismo/D'Annunzio</text:p>
      <text:p text:style-name="P1"/>
      <text:p text:style-name="P1">Storia Dell'Arte:</text:p>
      <text:p text:style-name="P1"/>
      <text:p text:style-name="P1">Greco: Euripide - Tragedia - Ifigenia in Aulid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Head_202" style:default-outline-level="2" style:display-name="Head 2" style:family="paragraph" style:next-style-name="Standard">
      <style:text-properties fo:font-size="16.000000000000000pt" fo:font-weight="bold"/>
    </style:style>
    <style:style style:name="Head_203" style:default-outline-level="3" style:display-name="Head 3" style:family="paragraph" style:next-style-name="Standard">
      <style:text-properties fo:font-size="12.000000000000000pt" fo:font-weight="bold"/>
    </style:style>
    <style:style style:name="Enumerated_20List" style:display-name="Enumerated List" style:family="paragraph" style:list-style-name="L4">
      <style:text-properties fo:font-size="12.000000000000000pt"/>
    </style:style>
    <style:style style:name="Alphabetical_20List" style:display-name="Alphabetical List" style:family="paragraph" style:list-style-name="L5">
      <style:text-properties fo:font-size="12.000000000000000pt"/>
    </style:style>
    <style:style style:name="Bullet_20List" style:display-name="Bullet List" style:family="paragraph" style:list-style-name="L6">
      <style:text-properties fo:font-size="12.000000000000000pt"/>
    </style:style>
    <style:style style:name="Standard" style:display-name="Standard" style:family="paragraph">
      <style:text-properties fo:font-size="12.000000000000000pt"/>
    </style:style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Head_201" style:default-outline-level="1" style:display-name="Head 1" style:family="paragraph" style:next-style-name="Standard">
      <style:text-properties fo:font-size="20.000000000000000pt" fo:font-weight="bold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text:list-style style:name="L4" style:display-name="L4">
      <text:list-level-style-number text:start-value="1" text:display-levels="1" style:num-format="1" text:level="1" style:num-prefix="" style:num-suffix=".">
        <style:list-level-properties text:list-level-position-and-space-mode="label-width-and-position" fo:text-align="start"/>
      </text:list-level-style-number>
    </text:list-style>
    <text:list-style style:name="L5" style:display-name="L5">
      <text:list-level-style-number text:start-value="1" text:display-levels="1" style:num-format="a" text:level="1" style:num-prefix="" style:num-suffix=")">
        <style:list-level-properties text:list-level-position-and-space-mode="label-width-and-position" fo:text-align="start"/>
      </text:list-level-style-number>
    </text:list-style>
    <text:list-style style:name="L6" style:display-name="L6">
      <text:list-level-style-bullet text:bullet-char="●" text:level="1">
        <style:list-level-properties text:list-level-position-and-space-mode="label-width-and-position" fo:text-align="start"/>
      </text:list-level-style-bullet>
    </text:list-style>
    <text:list-style style:name="L3" style:display-name="L3">
      <text:list-level-style-number text:start-value="1" text:display-levels="3" style:num-format="1" text:level="3" style:num-prefix="" style:num-suffix=".">
        <style:list-level-properties text:list-level-position-and-space-mode="label-width-and-position" fo:text-align="start"/>
      </text:list-level-style-number>
    </text:list-style>
    <text:list-style style:name="L1" style:display-name="L1">
      <text:list-level-style-number text:start-value="1" text:display-levels="1" style:num-format="1" text:level="1" style:num-prefix="" style:num-suffix=".">
        <style:list-level-properties text:list-level-position-and-space-mode="label-width-and-position" fo:text-align="start"/>
      </text:list-level-style-number>
    </text:list-style>
    <text:list-style style:name="L2" style:display-name="L2">
      <text:list-level-style-number text:start-value="1" text:display-levels="2" style:num-format="1" text:level="2" style:num-prefix="" style:num-suffix=".">
        <style:list-level-properties text:list-level-position-and-space-mode="label-width-and-position" fo:text-align="start"/>
      </text:list-level-style-number>
    </text:list-style>
    <text:outline-style style:name="O">
      <text:outline-level-style text:start-value="1" text:display-levels="1" style:num-format="1" text:level="1" style:num-prefix="" style:num-suffix=".">
        <style:list-level-properties text:list-level-position-and-space-mode="label-width-and-position" fo:text-align="start"/>
      </text:outline-level-style>
      <text:outline-level-style text:start-value="1" text:display-levels="2" style:num-format="1" text:level="2" style:num-prefix="" style:num-suffix=".">
        <style:list-level-properties text:list-level-position-and-space-mode="label-width-and-position" fo:text-align="start"/>
      </text:outline-level-style>
      <text:outline-level-style text:start-value="1" text:display-levels="3" style:num-format="1" text:level="3" style:num-prefix="" style:num-suffix=".">
        <style:list-level-properties text:list-level-position-and-space-mode="label-width-and-position" fo:text-align="start"/>
      </text:outline-level-style>
    </text:outline-style>
    <text:notes-configuration text:note-class="footnote" text:start-value="1" style:num-format="1" text:start-numbering-at="document" text:footnotes-position="page"/>
    <text:notes-configuration text:note-class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-bottom="42.000000000000000pt" fo:margin-left="57.000000000000000pt" fo:margin-right="57.000000000000000pt" fo:margin-top="42.000000000000000pt" fo:padding="0.000000000000000pt" fo:page-height="841.890999999999963pt" fo:page-width="595.277000000000044pt" style:print-orientation="portrait"/>
    </style:page-layout>
  </office:automatic-styles>
  <office:master-styles>
    <style:master-page style:name="Standard" style:display-name="Default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8.2</meta:generator>
    <dc:title/>
    <meta:initial-creator>Sconosciuto</meta:initial-creator>
    <meta:editing-cycles>2</meta:editing-cycles>
    <dc:date>2014-04-28T19:20:17</dc:date>
    <meta:creation-date>2008-08-22T11:41:04</meta:creation-date>
  </office:meta>
</office:document-meta>
</file>